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number-columns-repeated="6" table:default-cell-style-name="Default"/>
        <table:table-row table:style-name="ro1">
          <table:table-cell office:value-type="string">
            <text:p>Campaña</text:p>
          </table:table-cell>
          <table:table-cell office:value-type="string">
            <text:p>Fecha</text:p>
          </table:table-cell>
          <table:table-cell office:value-type="string">
            <text:p>Pc</text:p>
          </table:table-cell>
          <table:table-cell office:value-type="string">
            <text:p>Portátil</text:p>
          </table:table-cell>
          <table:table-cell office:value-type="string">
            <text:p>Proyector</text:p>
          </table:table-cell>
          <table:table-cell office:value-type="string">
            <text:p>Impresora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" office:value-type="date" office:date-value="2012-03-23">
            <text:p>23/03/1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1" office:value-type="date" office:date-value="2012-07-14">
            <text:p>14/07/12</text:p>
          </table:table-cell>
          <table:table-cell office:value-type="float" office:value="38">
            <text:p>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date" office:date-value="2012-08-26">
            <text:p>26/08/12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date" office:date-value="2012-10-08">
            <text:p>08/10/12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date" office:date-value="2013-01-30">
            <text:p>30/01/1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1" office:value-type="date" office:date-value="2013-02-21">
            <text:p>21/02/13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1" office:value-type="date" office:date-value="2013-03-16">
            <text:p>16/03/13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1" office:value-type="date" office:date-value="2013-06-14">
            <text:p>14/06/1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1" office:value-type="date" office:date-value="2013-11-07">
            <text:p>07/11/13</text:p>
          </table:table-cell>
          <table:table-cell office:value-type="float" office:value="14">
            <text:p>14</text:p>
          </table:table-cell>
          <table:table-cell/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style-name="ce1" office:value-type="date" office:date-value="2014-02-05">
            <text:p>05/02/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number-columns-repeated="2"/>
          <table:table-cell table:style-name="ce3"/>
          <table:table-cell table:number-columns-repeated="3"/>
        </table:table-row>
        <table:table-row table:style-name="ro2"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number-columns-repeated="2"/>
          <table:table-cell table:style-name="ce3"/>
          <table:table-cell table:number-columns-repeated="3"/>
        </table:table-row>
        <table:table-row table:style-name="ro2" table:number-rows-repeated="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Hoja2" table:style-name="ta1">
        <table:table-column table:style-name="co1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to </meta:initial-creator>
    <meta:creation-date>2014-02-20T08:08:23</meta:creation-date>
    <dc:date>2014-02-20T08:23:53</dc:date>
    <dc:creator>renato </dc:creator>
    <meta:editing-duration>PT6M22S</meta:editing-duration>
    <meta:editing-cycles>3</meta:editing-cycles>
    <meta:generator>LibreOffice/3.5$Linux_x86 LibreOffice_project/350m1$Build-2</meta:generator>
    <meta:document-statistic meta:table-count="3" meta:cell-count="65" meta:object-count="0"/>
  </office:meta>
</office:document-meta>
</file>